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c46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c46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c46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c46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c46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c46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c46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c46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c46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c46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c46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c46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c46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c46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c46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c46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c46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drès David Duerto Nogue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07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ercedes Carolina No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8597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1.2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1" meta:non-whitespace-character-count="1004"/>
    <meta:template xlink:type="simple" xlink:actuate="onRequest" xlink:title="Normal" xlink:href=""/>
  </office:meta>
</office:document-meta>
</file>